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EC000003095302C42F.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master-page-name="">
      <style:table-properties style:width="16.117cm" fo:margin-left="0.215cm" style:page-number="0"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D3" style:family="table-cell">
      <style:table-cell-properties style:vertical-align="top" fo:padding-left="0.191cm" fo:padding-right="0.191cm" fo:padding-top="0cm" fo:padding-bottom="0cm" fo:border="0.018cm solid #000000" style:writing-mode="lr-tb"/>
    </style:style>
    <style:style style:name="Tabella3.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4"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3.A25" style:family="table-cell">
      <style:table-cell-properties style:vertical-align="middle" fo:background-color="#e6e6ff" fo:padding-left="0.191cm" fo:padding-right="0.191cm" fo:padding-top="0cm" fo:padding-bottom="0cm" fo:border="0.018cm solid #000000" style:writing-mode="lr-tb">
        <style:background-image/>
      </style:table-cell-properties>
    </style:style>
    <style:style style:name="Tabella3.47" style:family="table-row">
      <style:table-row-properties fo:background-color="transparent" style:keep-together="true" fo:keep-together="auto">
        <style:background-image/>
      </style:table-row-properties>
    </style:style>
    <style:style style:name="P1" style:family="paragraph" style:parent-style-name="Nessuna_20_spaziatura">
      <style:paragraph-properties style:snap-to-layout-grid="false"/>
    </style:style>
    <style:style style:name="P2" style:family="paragraph" style:parent-style-name="Header">
      <style:paragraph-properties fo:text-align="start" style:justify-single-word="false"/>
      <style:text-properties fo:color="#944794" style:font-name="Arial" fo:font-weight="bold" style:font-weight-asian="bold"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5"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6"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1" style:family="paragraph" style:parent-style-name="Header">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Table_20_Contents">
      <style:paragraph-properties fo:text-align="end" style:justify-single-word="false"/>
      <style:text-properties style:font-name="Arial" fo:font-size="10pt" style:font-size-asian="10pt" style:font-size-complex="10pt"/>
    </style:style>
    <style:style style:name="P1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6" style:family="paragraph" style:parent-style-name="Standard">
      <style:paragraph-properties fo:margin-left="0cm" fo:margin-right="0cm" fo:text-indent="0.635cm" style:auto-text-indent="false"/>
    </style:style>
    <style:style style:name="P17" style:family="paragraph" style:parent-style-name="Standard">
      <style:text-properties fo:font-style="italic" style:font-style-asian="italic"/>
    </style:style>
    <style:style style:name="P18" style:family="paragraph" style:parent-style-name="Standard">
      <style:text-properties style:font-name="Courier New" fo:font-size="9pt" style:font-size-asian="9pt" style:font-name-complex="Courier New" style:font-size-complex="9pt"/>
    </style:style>
    <style:style style:name="P19" style:family="paragraph" style:parent-style-name="Standard">
      <style:text-properties style:font-name="Courier New" style:font-name-complex="Courier New"/>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center" style:justify-single-word="false"/>
      <style:text-properties fo:font-size="9pt" fo:font-weight="bold" style:font-size-asian="9pt" style:font-weight-asian="bold" style:font-size-complex="9pt"/>
    </style:style>
    <style:style style:name="P25" style:family="paragraph" style:parent-style-name="Standard">
      <style:text-properties style:font-name="Lucida Console"/>
    </style:style>
    <style:style style:name="P26" style:family="paragraph" style:parent-style-name="Standard">
      <style:text-properties style:font-name="Courier New1" fo:font-size="8pt" style:font-size-asian="8pt" style:font-size-complex="8pt"/>
    </style:style>
    <style:style style:name="P27" style:family="paragraph" style:parent-style-name="Standard">
      <style:text-properties style:font-name="Courier New1" fo:font-size="9pt" style:font-size-asian="9pt" style:font-size-complex="9pt"/>
    </style:style>
    <style:style style:name="P28" style:family="paragraph" style:parent-style-name="Standard">
      <style:paragraph-properties>
        <style:tab-stops>
          <style:tab-stop style:position="3.574cm"/>
        </style:tab-stops>
      </style:paragraph-properties>
    </style:style>
    <style:style style:name="P29"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30"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31" style:family="paragraph" style:parent-style-name="Standard">
      <style:text-properties fo:color="#548dd4" style:font-name="Arial" fo:font-size="36pt" fo:font-weight="bold" style:font-size-asian="36pt" style:font-weight-asian="bold" style:font-name-complex="Arial" style:font-size-complex="36pt"/>
    </style:style>
    <style:style style:name="P32" style:family="paragraph" style:parent-style-name="Standard">
      <style:text-properties style:language-asian="zxx" style:country-asian="none"/>
    </style:style>
    <style:style style:name="P33" style:family="paragraph" style:parent-style-name="Standard">
      <style:paragraph-properties fo:margin-left="-0.026cm" fo:margin-right="0cm" fo:text-indent="0cm" style:auto-text-indent="false">
        <style:tab-stops/>
      </style:paragraph-properties>
    </style:style>
    <style:style style:name="P34" style:family="paragraph" style:parent-style-name="Standard">
      <style:paragraph-properties fo:margin-left="-0.026cm" fo:margin-right="0cm" fo:text-indent="0cm" style:auto-text-indent="false">
        <style:tab-stops>
          <style:tab-stop style:position="0.503cm"/>
        </style:tab-stops>
      </style:paragraph-properties>
    </style:style>
    <style:style style:name="P35"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36" style:family="paragraph" style:parent-style-name="Standard">
      <style:paragraph-properties fo:margin-left="1.27cm" fo:margin-right="0cm" fo:text-indent="-0.635cm" style:auto-text-indent="false"/>
    </style:style>
    <style:style style:name="P37" style:family="paragraph" style:parent-style-name="Nessuna_20_spaziatura">
      <style:text-properties fo:font-style="italic" style:font-style-asian="italic"/>
    </style:style>
    <style:style style:name="P38" style:family="paragraph" style:parent-style-name="Nessuna_20_spaziatura">
      <style:paragraph-properties style:snap-to-layout-grid="false"/>
      <style:text-properties fo:font-style="italic" style:font-style-asian="italic"/>
    </style:style>
    <style:style style:name="P39" style:family="paragraph" style:parent-style-name="Nessuna_20_spaziatura">
      <style:paragraph-properties style:snap-to-layout-grid="false"/>
    </style:style>
    <style:style style:name="P40" style:family="paragraph" style:parent-style-name="Nessuna_20_spaziatura">
      <style:paragraph-properties style:snap-to-layout-grid="false"/>
      <style:text-properties fo:font-weight="bold" style:font-weight-asian="bold"/>
    </style:style>
    <style:style style:name="P41" style:family="paragraph" style:parent-style-name="Nessuna_20_spaziatura">
      <style:paragraph-properties fo:text-align="center" style:justify-single-word="false" style:snap-to-layout-grid="false"/>
      <style:text-properties fo:font-weight="bold" style:font-weight-asian="bold"/>
    </style:style>
    <style:style style:name="P42" style:family="paragraph" style:parent-style-name="Nessuna_20_spaziatura">
      <style:text-properties style:font-name="Courier New" fo:font-size="9pt" style:font-size-asian="9pt" style:font-name-complex="Courier New" style:font-size-complex="9pt"/>
    </style:style>
    <style:style style:name="P4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5"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6"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7"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48" style:family="paragraph" style:parent-style-name="Standard">
      <style:paragraph-properties fo:margin-left="0cm" fo:margin-right="0cm" fo:text-indent="0.609cm" style:auto-text-indent="false"/>
    </style:style>
    <style:style style:name="P49" style:family="paragraph" style:parent-style-name="Standard">
      <style:paragraph-properties fo:margin-left="1.27cm" fo:margin-right="0cm" fo:text-indent="0.635cm" style:auto-text-indent="false"/>
    </style:style>
    <style:style style:name="P50" style:family="paragraph" style:parent-style-name="Standard">
      <style:paragraph-properties fo:margin-left="1.27cm" fo:margin-right="0cm" fo:text-indent="0cm" style:auto-text-indent="false"/>
    </style:style>
    <style:style style:name="P51"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52" style:family="paragraph" style:parent-style-name="Standard">
      <style:paragraph-properties fo:margin-top="0cm" fo:margin-bottom="0.035cm"/>
      <style:text-properties style:font-name="Lucida Console"/>
    </style:style>
    <style:style style:name="P53" style:family="paragraph" style:parent-style-name="Standard">
      <style:paragraph-properties fo:margin-top="0cm" fo:margin-bottom="0.035cm"/>
      <style:text-properties style:font-name="Lucida Console" fo:font-size="9pt" style:font-size-asian="9pt" style:font-size-complex="9pt"/>
    </style:style>
    <style:style style:name="P54"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55" style:family="paragraph" style:parent-style-name="Titolo_20_sommario">
      <style:paragraph-properties fo:margin-left="0.762cm" fo:margin-right="0cm" fo:text-indent="-0.762cm" style:auto-text-indent="false"/>
    </style:style>
    <style:style style:name="P56" style:family="paragraph" style:parent-style-name="Standard">
      <style:paragraph-properties fo:margin-left="0.385cm" fo:margin-right="0.457cm" fo:text-indent="0cm" style:auto-text-indent="false"/>
    </style:style>
    <style:style style:name="P57"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58"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9" style:family="paragraph" style:parent-style-name="Contents_20_2">
      <style:paragraph-properties>
        <style:tab-stops>
          <style:tab-stop style:position="16.999cm" style:type="right" style:leader-style="dotted" style:leader-text="."/>
        </style:tab-stops>
      </style:paragraph-properties>
    </style:style>
    <style:style style:name="P60" style:family="paragraph" style:parent-style-name="Contents_20_3">
      <style:paragraph-properties>
        <style:tab-stops>
          <style:tab-stop style:position="16.999cm" style:type="right" style:leader-style="dotted" style:leader-text="."/>
        </style:tab-stops>
      </style:paragraph-properties>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4">
      <style:paragraph-properties>
        <style:tab-stops>
          <style:tab-stop style:position="16.999cm" style:type="right" style:leader-style="dotted" style:leader-text="."/>
        </style:tab-stops>
      </style:paragraph-properties>
    </style:style>
    <style:style style:name="P63"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64" style:family="paragraph" style:parent-style-name="Standard" style:list-style-name="L3">
      <style:paragraph-properties fo:text-align="start" style:justify-single-word="false">
        <style:tab-stops>
          <style:tab-stop style:position="0.503cm"/>
        </style:tab-stops>
      </style:paragraph-properties>
    </style:style>
    <style:style style:name="P65" style:family="paragraph" style:parent-style-name="Standard" style:list-style-name="WW8Num2">
      <style:paragraph-properties fo:margin-left="1.27cm" fo:margin-right="0cm" fo:text-indent="-0.635cm" style:auto-text-indent="false"/>
    </style:style>
    <style:style style:name="P66" style:family="paragraph" style:parent-style-name="Standard" style:list-style-name="WW8Num3">
      <style:paragraph-properties fo:margin-left="1.27cm" fo:margin-right="0cm" fo:text-indent="-0.635cm" style:auto-text-indent="false"/>
    </style:style>
    <style:style style:name="P67" style:family="paragraph" style:parent-style-name="Standard" style:list-style-name="WW8Num5">
      <style:paragraph-properties fo:margin-left="1.27cm" fo:margin-right="0cm" fo:text-indent="-0.635cm" style:auto-text-indent="false"/>
    </style:style>
    <style:style style:name="P68"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69"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0" style:family="paragraph" style:parent-style-name="Heading_20_1" style:master-page-name="Standard">
      <style:paragraph-properties fo:margin-left="0.762cm" fo:margin-right="0cm" fo:margin-top="1.058cm" fo:margin-bottom="0.141cm" fo:text-indent="0cm" style:auto-text-indent="false" style:page-number="auto"/>
    </style:style>
    <style:style style:name="P71" style:family="paragraph" style:parent-style-name="Heading_20_1">
      <style:paragraph-properties fo:margin-left="0.76cm" fo:margin-right="0cm" fo:margin-top="0cm" fo:margin-bottom="0.141cm" fo:text-indent="-0.76cm" style:auto-text-indent="false" fo:break-before="page"/>
      <style:text-properties fo:color="#5e11a6"/>
    </style:style>
    <style:style style:name="P72" style:family="paragraph" style:parent-style-name="Heading_20_1">
      <style:paragraph-properties fo:margin-left="0.762cm" fo:margin-right="0cm" fo:text-indent="-0.762cm" style:auto-text-indent="false"/>
    </style:style>
    <style:style style:name="P73" style:family="paragraph" style:parent-style-name="Heading_20_2">
      <style:paragraph-properties fo:margin-left="1.016cm" fo:margin-right="0cm" fo:text-indent="-1.016cm" style:auto-text-indent="false"/>
    </style:style>
    <style:style style:name="P74" style:family="paragraph" style:parent-style-name="Heading_20_2">
      <style:paragraph-properties fo:margin-left="1.016cm" fo:margin-right="0cm" fo:text-indent="-1.016cm" style:auto-text-indent="false"/>
      <style:text-properties fo:color="#944794"/>
    </style:style>
    <style:style style:name="P75" style:family="paragraph" style:parent-style-name="Heading_20_3">
      <style:paragraph-properties fo:margin-left="1.27cm" fo:margin-right="0cm" fo:text-indent="-1.27cm" style:auto-text-indent="false"/>
    </style:style>
    <style:style style:name="P76" style:family="paragraph" style:parent-style-name="Heading_20_3">
      <style:paragraph-properties fo:margin-left="1.27cm" fo:margin-right="0cm" fo:text-indent="-1.27cm" style:auto-text-indent="false" fo:break-before="page"/>
    </style:style>
    <style:style style:name="P77" style:family="paragraph" style:parent-style-name="Heading_20_4">
      <style:paragraph-properties fo:margin-left="1.524cm" fo:margin-right="0cm" fo:text-indent="-1.524cm" style:auto-text-indent="false"/>
    </style:style>
    <style:style style:name="P78" style:family="paragraph" style:parent-style-name="Heading_20_4">
      <style:paragraph-properties fo:margin-left="1.524cm" fo:margin-right="0cm" fo:text-indent="-1.524cm" style:auto-text-indent="false"/>
      <style:text-properties fo:font-style="italic" style:font-style-asian="italic"/>
    </style:style>
    <style:style style:name="P79"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0"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1"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2" style:family="paragraph" style:parent-style-name="Nessuna_20_spaziatura">
      <style:paragraph-properties style:snap-to-layout-gri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asian="Times New Roman" style:font-name-complex="Calibri"/>
    </style:style>
    <style:style style:name="T5" style:family="text">
      <style:text-properties fo:font-style="italic" style:font-style-asian="italic"/>
    </style:style>
    <style:style style:name="T6" style:family="text">
      <style:text-properties style:font-name="Courier New1"/>
    </style:style>
    <style:style style:name="T7" style:family="text">
      <style:text-properties style:font-name="Courier New1" fo:font-style="normal" style:font-style-asian="normal" style:font-style-complex="normal"/>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Bitstream Vera Sans"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90812832">
          <text:insertion>
            <office:change-info>
              <dc:creator>Bruno Salzano</dc:creator>
              <dc:date>2009-10-18T10:56:00</dc:date>
            </office:change-info>
          </text:insertion>
        </text:changed-region>
        <text:changed-region text:id="ct176912576">
          <text:deletion>
            <office:change-info>
              <dc:creator>Bruno Salzano</dc:creator>
              <dc:date>2009-10-18T10:56:00</dc:date>
            </office:change-info>
            <text:p text:style-name="P1">milisecondes</text:p>
          </text:deletion>
        </text:changed-region>
        <text:changed-region text:id="ct178695336">
          <text:deletion>
            <office:change-info>
              <dc:creator>Bruno Salzano</dc:creator>
              <dc:date>2009-10-18T10:56:00</dc:date>
            </office:change-info>
            <text:p text:style-name="P1"/>
            <text:p text:style-name="P1"/>
          </text:deletion>
        </text:changed-region>
        <text:changed-region text:id="ct176001040">
          <text:insertion>
            <office:change-info>
              <dc:creator>Bruno Salzano</dc:creator>
              <dc:date>2009-10-18T10:44:00</dc:date>
            </office:change-info>
          </text:insertion>
        </text:changed-region>
        <text:changed-region text:id="ct176031720">
          <text:insertion>
            <office:change-info>
              <dc:creator>Bruno Salzano</dc:creator>
              <dc:date>2009-10-18T1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 text:is-list-header="true"/>
      <text:p text:style-name="Standard"/>
      <text:p text:style-name="Standard"/>
      <text:p text:style-name="Standard"/>
      <text:p text:style-name="P31"/>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5"/>
          </table:table-cell>
          <table:table-cell table:style-name="Tabella1.B1" office:value-type="string">
            <text:p text:style-name="P8">Authors:</text:p>
            <text:p text:style-name="P6">Bruno Salzano</text:p>
            <text:p text:style-name="P6">Niksa Baldun</text:p>
          </table:table-cell>
        </table:table-row>
      </table:table>
      <text:p text:style-name="P28"/>
      <text:p text:style-name="P29"><text:s/></text:p>
      <text:p text:style-name="P30">Disclaimer</text:p>
      <text:p text:style-name="P29">As with the original licence and documentation distributed with AsteriskCTI, this document is covered by the GNU General Public Licence (GNU GPL).</text:p>
      <text:p text:style-name="P29"/>
      <text:p text:style-name="P29">If you haven't read the GPL before, please do so. It explains all the things that you are allowed to do with project code and documentation.</text:p>
      <text:p text:style-name="P29"/>
      <text:p text:style-name="P29">You can find GPL attached to this project or here: http://www.gnu.org/licenses/gpl.txt</text:p>
      <text:p text:style-name="P29"/>
      <text:p text:style-name="P29"/>
      <text:p text:style-name="P29"/>
      <text:p text:style-name="P29"/>
      <text:p text:style-name="P29"/>
      <text:p text:style-name="P29"/>
      <text:p text:style-name="P29">Todo:</text:p>
      <text:list xml:id="list55578141" text:style-name="L1">
        <text:list-item>
          <text:p text:style-name="P63">Complete AsteriskCTI Client part</text:p>
        </text:list-item>
        <text:list-item>
          <text:p text:style-name="P63">Add protocol command to poll queue status</text:p>
        </text:list-item>
      </text:list>
      <text:p text:style-name="P12"/>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1">1Introduction<text:tab/>3</text:p>
          <text:p text:style-name="P59">1.1Overview<text:tab/>3</text:p>
          <text:p text:style-name="P61">2Architecture<text:tab/>3</text:p>
          <text:p text:style-name="P59">2.1Overview<text:tab/>3</text:p>
          <text:p text:style-name="P59">2.2Architecture details<text:tab/>5</text:p>
          <text:p text:style-name="P60">2.2.1Configuration<text:tab/>5</text:p>
          <text:p text:style-name="P60">2.2.2AsteriskCTI Server<text:tab/>8</text:p>
          <text:p text:style-name="P62">2.2.2.1Goals of AsteriskCTI Server<text:tab/>8</text:p>
          <text:p text:style-name="P62">2.2.2.2AMI Connection and Call Management<text:tab/>9</text:p>
          <text:p text:style-name="P62">2.2.2.3Events<text:tab/>9</text:p>
          <text:p text:style-name="P62">2.2.2.4Commands<text:tab/>11</text:p>
          <text:p text:style-name="P60">2.2.3Client management and Server protocol<text:tab/>12</text:p>
          <text:p text:style-name="P62">2.2.3.1Overview<text:tab/>12</text:p>
          <text:p text:style-name="P62">2.2.3.2Client / Server Protocol<text:tab/>12</text:p>
          <text:p text:style-name="P62">2.2.3.3Structure of XML Event <text:tab/>14</text:p>
          <text:p text:style-name="P60">2.2.4AsteriskCTI Client <text:tab/>15</text:p>
          <text:p text:style-name="P60">2.2.5AsteriskCTI Configurator<text:tab/>16</text:p>
          <text:p text:style-name="P62">2.2.5.1 Overview<text:tab/>16</text:p>
          <text:p text:style-name="P62">2.2.5.2 Login / Logout<text:tab/>16</text:p>
          <text:p text:style-name="P62">2.2.5.3 Manager Users<text:tab/>17</text:p>
          <text:p text:style-name="P62">2.2.5.4 Operators<text:tab/>17</text:p>
          <text:p text:style-name="P62">2.2.5.5 Variables<text:tab/>17</text:p>
          <text:p text:style-name="P62">2.2.5.6 Services<text:tab/>17</text:p>
        </text:index-body>
      </text:table-of-content>
      <text:p text:style-name="P55"/>
      <text:h text:style-name="P71" text:outline-level="1">Introduction</text:h>
      <text:h text:style-name="P74"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2" text:outline-level="1">Architecture</text:h>
      <text:h text:style-name="P73"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text:soft-page-break/>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32"><draw:frame draw:style-name="fr2" draw:name="graphics1" text:anchor-type="paragraph" svg:width="16.999cm" svg:height="13.155cm" draw:z-index="3"><draw:image xlink:href="Pictures/10000000000003EC000003095302C42F.jpg" xlink:type="simple" xlink:show="embed" xlink:actuate="onLoad"/></draw:frame></text:p>
      <text:p text:style-name="P24">Figure 1 – Diagram</text:p>
      <text:p text:style-name="P24"/>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20">Summary:</text:p>
      <text:list xml:id="list1886987739" text:style-name="WW8Num2">
        <text:list-item>
          <text:p text:style-name="P65">Asterisk PBX – core telephony.</text:p>
        </text:list-item>
        <text:list-item>
          <text:p text:style-name="P65">AsteriskCTI Server – uses AMI to read PBX events.</text:p>
        </text:list-item>
        <text:list-item>
          <text:p text:style-name="P65">AsteriskCTI Client – Connects to AsteriskCTI Server and receives incoming call notifications to popup applications or web pages.</text:p>
        </text:list-item>
        <text:list-item>
          <text:p text:style-name="P65">Asterisk CTI Configurator – Used to configure users, seat, operators, services and variables.</text:p>
        </text:list-item>
      </text:list>
      <text:p text:style-name="P50"/>
      <text:p text:style-name="P50"/>
      <text:p text:style-name="P50"/>
      <text:h text:style-name="P73" text:outline-level="2"><text:soft-page-break/>Architecture details</text:h>
      <text:h text:style-name="P75" text:outline-level="3">Configuration</text:h>
      <text:p text:style-name="Standard">The main configuration objects are “services”. With the term “Service” I mean a telephone service configured in Asterisk’ dial-plan, in the <text:span text:style-name="T6">extensions.conf</text:span> file. </text:p>
      <text:p text:style-name="Standard"/>
      <table:table table:name="Tabella6" table:style-name="Tabella6">
        <table:table-column table:style-name="Tabella6.A"/>
        <table:table-row>
          <table:table-cell table:style-name="Tabella6.A1" office:value-type="string">
            <text:p text:style-name="P56"><text:span text:style-name="T8">You can learn more about Asterisk’ dial-plan on voip-info.org page: </text:span><text:a xlink:type="simple" xlink:href="http://www.voip-info.org/tiki-index.php?page=Asterisk%20config%20extensions.conf"><text:span text:style-name="Internet_20_link"><text:span text:style-name="T8">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6">extensions.conf</text:span>:</text:p>
      <text:p text:style-name="Standard"/>
      <text:p text:style-name="P26">[astcti-service]</text:p>
      <text:p text:style-name="P26">exten =&gt; 101,1,Answer()</text:p>
      <text:p text:style-name="P26">exten =&gt; 101,2,Read(cdata|/var/lib/asterisk/sounds/astctidemo/enter_five_digits|5|)</text:p>
      <text:p text:style-name="P26">exten =&gt; 101,3,Set(calldata=${cdata})</text:p>
      <text:p text:style-name="P26">exten =&gt; 101,4,Dial(SIP/201&amp;SIP/202,30,m);</text:p>
      <text:p text:style-name="P26">exten =&gt; 101,5,Hangup()</text:p>
      <text:p text:style-name="P26"/>
      <text:p text:style-name="Standard">In this example the service is the context called “astcti-service”.</text:p>
      <text:p text:style-name="Standard"/>
      <text:p text:style-name="P16">At priority1, we Answer the call. </text:p>
      <text:p text:style-name="P16">At priority 2, we play a sound file and wait for 5 DTMF tones. The tones received are stored in “cdata” variable. </text:p>
      <text:p text:style-name="P16">At priority 3, we initialize - through the Set dial-plan command - our variable called calldata to the value of “cdata”.</text:p>
      <text:p text:style-name="P16">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6">extensions.conf</text:span>:</text:p>
      <text:p text:style-name="Standard"/>
      <text:p text:style-name="P26">[astcti-service]</text:p>
      <text:p text:style-name="P26">exten =&gt; 101,1,Answer()</text:p>
      <text:p text:style-name="P26">exten =&gt; 101,2,Read(cdata|/var/lib/asterisk/sounds/astctidemo/enter_five_digits|5|)</text:p>
      <text:p text:style-name="P26">exten =&gt; 101,3,Set(calldata=${cdata})</text:p>
      <text:p text:style-name="P26">exten =&gt; 101,4,Queue(astcti-queue|htw|||60);</text:p>
      <text:p text:style-name="P26">exten =&gt; 101,5,Hangup()</text:p>
      <text:p text:style-name="P26"/>
      <text:p text:style-name="Standard">In this example the service is the context called “astcti-service”.</text:p>
      <text:p text:style-name="Standard"/>
      <text:p text:style-name="P16">At priority1, we Answer the call. </text:p>
      <text:p text:style-name="P16">At priority 2, we play a sound file and wait for 5 DTMF tones. The tones received are stored in “cdata” variable. </text:p>
      <text:p text:style-name="P16">At priority 3, we initialize - through the Set dial-plan command - our variable called calldata to the value of “cdata”.</text:p>
      <text:p text:style-name="P16">At priority 4, we queue the call in a queue called “astcti-queue”.</text:p>
      <text:p text:style-name="P16">At priority 5, we finally hangup (the call exits from queue anyway).</text:p>
      <text:p text:style-name="Standard"><text:soft-page-break/></text:p>
      <text:p text:style-name="Standard">For both kind of services, when an incoming call arrives, the call context is always read on the “Newexten” event when Application field is set to “Answer”</text:p>
      <text:p text:style-name="Standard"/>
      <text:p text:style-name="P27">Event: Newexten </text:p>
      <text:p text:style-name="P27">Privilege: call,all </text:p>
      <text:p text:style-name="P27">Channel: SIP/200-0895e728 </text:p>
      <text:p text:style-name="P27">Context: astctidemo </text:p>
      <text:p text:style-name="P27">Extension: 101 </text:p>
      <text:p text:style-name="P27">Priority: 1 </text:p>
      <text:p text:style-name="P27">Application: Answer </text:p>
      <text:p text:style-name="P27">AppData: </text:p>
      <text:p text:style-name="P27">Uniqueid: asterisk-1231258004.4</text:p>
      <text:p text:style-name="P27"/>
      <text:p text:style-name="P21">And in both cases, the Hangup is the final event we read to remove the call from AsteriskCTI Server's stack.</text:p>
      <text:p text:style-name="P21">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21"/>
      <text:p text:style-name="P27">Event: Newexten </text:p>
      <text:p text:style-name="P27">Privilege: call,all </text:p>
      <text:p text:style-name="P27">Channel: SIP/200-08963918 </text:p>
      <text:p text:style-name="P27">Context: astctidemo </text:p>
      <text:p text:style-name="P27">Extension: 100 </text:p>
      <text:p text:style-name="P27">Priority: 4 </text:p>
      <text:p text:style-name="P27">Application: Dial </text:p>
      <text:p text:style-name="P27">AppData: SIP/201 </text:p>
      <text:p text:style-name="P27">Uniqueid: asterisk-1231258664.8</text:p>
      <text:p text:style-name="P21"/>
      <text:p text:style-name="P21">After that, a new channel is created in down state and a “Dial” event is generated where SrcUniqueID is the Uniqueid of the service call context and DestUniqueID contains the newly created channel:</text:p>
      <text:p text:style-name="P21"/>
      <text:p text:style-name="P27">Event: Dial </text:p>
      <text:p text:style-name="P27">Privilege: call,all </text:p>
      <text:p text:style-name="P27">Source: SIP/200-08963918 </text:p>
      <text:p text:style-name="P27">Destination: SIP/201-08961110 </text:p>
      <text:p text:style-name="P27">CallerID: 200 </text:p>
      <text:p text:style-name="P27">CallerIDName: Demo 1 </text:p>
      <text:p text:style-name="P27">SrcUniqueID: asterisk-1231258664.8 </text:p>
      <text:p text:style-name="P27">DestUniqueID: asterisk-1231258666.9</text:p>
      <text:p text:style-name="P27"/>
      <text:p text:style-name="P21">If the channel is answered we finally get a “Link” event where the two channels are bound.</text:p>
      <text:p text:style-name="P21"/>
      <text:p text:style-name="P27">Event: Link </text:p>
      <text:p text:style-name="P27">Privilege: call,all </text:p>
      <text:p text:style-name="P27">Channel1: SIP/200-08963918 </text:p>
      <text:p text:style-name="P27">Channel2: SIP/201-08961110 </text:p>
      <text:p text:style-name="P27">Uniqueid1: asterisk-1231258664.8 </text:p>
      <text:p text:style-name="P27">Uniqueid2: asterisk-1231258666.9 </text:p>
      <text:p text:style-name="P27">CallerID1: 200 </text:p>
      <text:p text:style-name="P27">CallerID2: 100</text:p>
      <text:p text:style-name="P21"/>
      <text:p text:style-name="P21">When call is on a service with queue, the call flow is slightly different. In fact, the call in our service context will always join a queue and leave it (because some extension answered or because the caller hanged up).</text:p>
      <text:p text:style-name="P21"/>
      <text:p text:style-name="P27">Event: Join </text:p>
      <text:p text:style-name="P27">Privilege: call,all </text:p>
      <text:p text:style-name="P27">Channel: SIP/200-0895e728 </text:p>
      <text:p text:style-name="P27"><text:soft-page-break/>CallerID: 200 </text:p>
      <text:p text:style-name="P27">CallerIDName: Demo 1 </text:p>
      <text:p text:style-name="P27">Queue: astcti </text:p>
      <text:p text:style-name="P27">Position: 1 </text:p>
      <text:p text:style-name="P27">Count: 1 </text:p>
      <text:p text:style-name="P27">Uniqueid: asterisk-1231258004.4</text:p>
      <text:p text:style-name="P21"/>
      <text:p text:style-name="P21">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21"/>
      <text:p text:style-name="P27">Event: Link </text:p>
      <text:p text:style-name="P27">Privilege: call,all </text:p>
      <text:p text:style-name="P27">Channel1: SIP/200-0895e728 </text:p>
      <text:p text:style-name="P27">Channel2: SIP/201-089639a0 </text:p>
      <text:p text:style-name="P27">Uniqueid1: asterisk-1231258004.4 </text:p>
      <text:p text:style-name="P27">Uniqueid2: asterisk-1231258006.5 </text:p>
      <text:p text:style-name="P27">CallerID1: 200 </text:p>
      <text:p text:style-name="P27">CallerID2: 200</text:p>
      <text:p text:style-name="P21"/>
      <text:p text:style-name="P21">CallerID and CallerIDName variables are set on Dial event and on Join event. We need to read them from there.</text:p>
      <text:p text:style-name="P21"><text:s/></text:p>
      <text:p text:style-name="Standard"><draw:frame draw:style-name="fr3" draw:name="immagini2" text:anchor-type="paragraph" svg:width="16.999cm" svg:height="9.686cm" draw:z-index="2"><draw:image xlink:href="Pictures/10000201000004960000029DBD50BA94.png" xlink:type="simple" xlink:show="embed" xlink:actuate="onLoad"/></draw:frame></text:p>
      <text:p text:style-name="P24">Figure 2 – Database configuration schema</text:p>
      <text:p text:style-name="Standard"/>
      <text:p text:style-name="Standard">For each single service, you can define:</text:p>
      <text:list xml:id="list557112163" text:style-name="WW8Num3">
        <text:list-item>
          <text:p text:style-name="P66">“SERVICE_NAME” reflects the context name – that should match the one, configured on asterisk dialplan, where the call will reach the operator’s extension;</text:p>
        </text:list-item>
        <text:list-item>
          <text:p text:style-name="P66">“SERVICE_CONTEXT_TYPE” is the type of the context (inbound: for inbound calls; outbound, to let the user originate calls on outbound services and lock the outbound call feature when an inbound context is selected);</text:p>
        </text:list-item>
        <text:list-item>
          <text:p text:style-name="P66">“SERVICE_IS_QUEUE” - if this service has a queue.</text:p>
        </text:list-item>
        <text:list-item>
          <text:p text:style-name="P66">“SERVICE_QUEUE_NAME” – the name of the queue associated with this context. If “SERVICE_IS_QUEUE” is active and “SERVICE_QUEUE_NAME” has a value, the AsteriskCTI <text:soft-page-break/>Server will dynamically add operators’ extensions to the Queue named in “SERVICE_QUEUE_NAME” after their login, and remove them after their logout.</text:p>
        </text:list-item>
        <text:list-item>
          <text:p text:style-name="P66">“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send to the client by querying the “Applications” table by Client OS and Service.</text:p>
        </text:list-item>
        <text:list-item>
          <text:p text:style-name="P66">In the “Applications” table we can define different application's path and parameters for the different operating systems. So “APPLICATION_OS_TYPE” will determine the Operating System for which we want that specific application, identified by the “APPLICATION_PATH”, to be opened with “APPLICATION_PARAMETERS” string.</text:p>
        </text:list-item>
        <text:list-item>
          <text:p text:style-name="P66">“ENABLED” – if this context should be monitored by the AsteriskCTI Server.</text:p>
        </text:list-item>
        <text:list-item>
          <text:p text:style-name="P66">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66"/>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75" text:outline-level="3">AsteriskCTI Server</text:h>
      <text:h text:style-name="P77" text:outline-level="4">Goals of AsteriskCTI Server</text:h>
      <text:p text:style-name="Standard">The server has to be a multi-threaded application with at least:</text:p>
      <text:p text:style-name="Standard"/>
      <text:list xml:id="list2072200816" text:continue-numbering="true" text:style-name="WW8Num3">
        <text:list-item>
          <text:p text:style-name="P66">one thread to manage the server configuration watcher</text:p>
        </text:list-item>
        <text:list-item>
          <text:p text:style-name="P66">one thread to manage AMI TCP/IP socket connection and protocol parsing</text:p>
        </text:list-item>
        <text:list-item>
          <text:p text:style-name="P66">one thread to manage server socket for client connections</text:p>
        </text:list-item>
        <text:list-item>
          <text:p text:style-name="P66">zero or more threads to manage client connections</text:p>
        </text:list-item>
      </text:list>
      <text:p text:style-name="P49"/>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77"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text:soft-page-break/></text:p>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
      <text:h text:style-name="P77"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17"><text:soft-page-break/></text:p>
      <text:p text:style-name="P17">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0">Action</text:p>
          </table:table-cell>
          <table:table-cell table:style-name="Tabella2.B1" office:value-type="string">
            <text:p text:style-name="P41">Dir</text:p>
          </table:table-cell>
          <table:table-cell table:style-name="Tabella2.A1" office:value-type="string">
            <text:p text:style-name="P40">Response/Event</text:p>
          </table:table-cell>
          <table:table-cell table:style-name="Tabella2.D1" office:value-type="string">
            <text:p text:style-name="P40">Description</text:p>
          </table:table-cell>
        </table:table-row>
        <table:table-row table:style-name="Tabella2.1">
          <table:table-cell table:style-name="Tabella2.A1" office:value-type="string">
            <text:p text:style-name="P43">Action: QueueAdd</text:p>
            <text:p text:style-name="P42">Queue: astcti</text:p>
            <text:p text:style-name="P42">Interface: SIP/201</text:p>
            <text:p text:style-name="P42">Penalty: 1</text:p>
            <text:p text:style-name="P42">Paused: fals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38">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3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6"/>
          </table:table-cell>
          <table:table-cell table:style-name="Tabella2.A1" office:value-type="string">
            <text:p text:style-name="P43">Event: QueueMemberAdded</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1</text:p>
            <text:p text:style-name="P42">Paused: 0</text:p>
          </table:table-cell>
          <table:table-cell table:style-name="Tabella2.D1" office:value-type="string">
            <text:p text:style-name="P38">After the response, an Event is generated: QueueMemberAdded.</text:p>
            <text:p text:style-name="P37">We can wait for these events and then notify the AsteriskCTI Client that it is on that queue</text:p>
          </table:table-cell>
        </table:table-row>
        <table:table-row table:style-name="Tabella2.1">
          <table:table-cell table:style-name="Tabella2.A1" office:value-type="string">
            <text:p text:style-name="P43">Action: QueuePause</text:p>
            <text:p text:style-name="P42">Queue: astcti</text:p>
            <text:p text:style-name="P42">Interface: SIP/201</text:p>
            <text:p text:style-name="P42">Paused: tru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38">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3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1</text:p>
          </table:table-cell>
          <table:table-cell table:style-name="Tabella2.D1" office:value-type="string">
            <text:p text:style-name="P38">After the response, an Event is generated: QueueMemberPaused.</text:p>
            <text:p text:style-name="P37"/>
          </table:table-cell>
        </table:table-row>
        <table:table-row table:style-name="Tabella2.1">
          <table:table-cell table:style-name="Tabella2.A1" office:value-type="string">
            <text:p text:style-name="P45"/>
          </table:table-cell>
          <table:table-cell table:style-name="Tabella2.B1" office:value-type="string">
            <text:p text:style-name="P44"/>
          </table:table-cell>
          <table:table-cell table:style-name="Tabella2.A1" office:value-type="string">
            <text:p text:style-name="P43">Event: QueueMemberStatus</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5</text:p>
            <text:p text:style-name="P42">Paused: 1</text:p>
          </table:table-cell>
          <table:table-cell table:style-name="Tabella2.D1" office:value-type="string">
            <text:p text:style-name="P1"><text:span text:style-name="T5">Status 5 = not available for calls, it’s device related. Please check </text:span><text:a xlink:type="simple" xlink:href="http://www.voip-info.org/wiki/view/asterisk+manager+events#QueueMemberStatusEvent"><text:span text:style-name="Internet_20_link"><text:span text:style-name="T5">here</text:span></text:span></text:a></text:p>
            <text:p text:style-name="P37">Maybe we can skip this Event?</text:p>
          </table:table-cell>
        </table:table-row>
        <table:table-row table:style-name="Tabella2.1">
          <table:table-cell table:style-name="Tabella2.A1" office:value-type="string">
            <text:p text:style-name="P43">Action: QueuePause</text:p>
            <text:p text:style-name="P42">Queue: astcti</text:p>
            <text:p text:style-name="P42"><text:soft-page-break/>Interface: SIP/201</text:p>
            <text:p text:style-name="P42">Paused: false</text:p>
          </table:table-cell>
          <table:table-cell table:style-name="Tabella2.B1" office:value-type="string">
            <text:p text:style-name="P44">→</text:p>
          </table:table-cell>
          <table:table-cell table:style-name="Tabella2.A1" office:value-type="string">
            <text:p text:style-name="P43"/>
          </table:table-cell>
          <table:table-cell table:style-name="Tabella2.D1" office:value-type="string">
            <text:p text:style-name="P38">Coming back from paus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3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0</text:p>
          </table:table-cell>
          <table:table-cell table:style-name="Tabella2.D1" office:value-type="string">
            <text:p text:style-name="P38"/>
          </table:table-cell>
        </table:table-row>
        <table:table-row table:style-name="Tabella2.1">
          <table:table-cell table:style-name="Tabella2.A1" office:value-type="string">
            <text:p text:style-name="P43">Action: QueueRemove</text:p>
            <text:p text:style-name="P42">Queue: astcti</text:p>
            <text:p text:style-name="P42">Interface: SIP/201</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38">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3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Removed</text:p>
            <text:p text:style-name="P42">Privilege: agent,all</text:p>
            <text:p text:style-name="P42">Queue: astcti</text:p>
            <text:p text:style-name="P42">Location: SIP/201</text:p>
            <text:p text:style-name="P42">MemberName: SIP/201</text:p>
          </table:table-cell>
          <table:table-cell table:style-name="Tabella2.D1" office:value-type="string">
            <text:p text:style-name="P38"/>
          </table:table-cell>
        </table:table-row>
      </table:table>
      <text:p text:style-name="Standard"/>
      <text:h text:style-name="P77" text:outline-level="4">Commands</text:h>
      <text:p text:style-name="Standard"><text:span text:style-name="T1">QueueAdd</text:span> – This command is used to dynamically add extensions on queues. Example:</text:p>
      <text:p text:style-name="Standard"/>
      <text:p text:style-name="P51">Action: QueueAdd</text:p>
      <text:p text:style-name="P51">Queue: [queue-name]</text:p>
      <text:p text:style-name="P51">Interface: [technology/extension] (ex. SIP/200)</text:p>
      <text:p text:style-name="P51">Penalty: [operator penalty]</text:p>
      <text:p text:style-name="P51">Paused: [true/false] if the interface is initially paused</text:p>
      <text:p text:style-name="Standard"/>
      <text:p text:style-name="Standard">With this command AsteriskCTI Server can dynamically login call center operators on the configured queues.</text:p>
      <text:p text:style-name="P25"/>
      <text:p text:style-name="Standard"><text:span text:style-name="T1">QueueRemove</text:span> – With this command AsteriskCTI should remove callcenter operators on AsteriskCTI request or disconnect. Example:</text:p>
      <text:p text:style-name="Standard"/>
      <text:p text:style-name="P51">Action: QueueRemove <text:line-break/>Queue: [queue-name] <text:line-break/>Interface: [technology/extension] (ex. SIP/200)</text:p>
      <text:p text:style-name="P25"/>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1">Action: QueuePause</text:p>
      <text:p text:style-name="P51">Queue: [queue-name]</text:p>
      <text:p text:style-name="P51">Interface: Member [technology/extension] (ex. SIP/200)</text:p>
      <text:p text:style-name="P51">Paused: true / false</text:p>
      <text:p text:style-name="P25"/>
      <text:p text:style-name="Standard"><text:span text:style-name="T1">Originate</text:span> – TODO </text:p>
      <text:h text:style-name="P75" text:outline-level="3">Client management and Server protocol</text:h>
      <text:h text:style-name="P77" text:outline-level="4">Overview</text:h>
      <text:p text:style-name="P3"><text:soft-page-break/>Command sent from Client to the server are built with this structure:</text:p>
      <text:p text:style-name="P19"/>
      <text:p text:style-name="P18">[COMMAND_TOKEN] [PARAMETERS]</text:p>
      <text:p text:style-name="P3"/>
      <text:p text:style-name="P3">Each command should be terminated by a ‘\n’ newline. </text:p>
      <text:p text:style-name="P3"/>
      <text:p text:style-name="P3">The server will send it’s response or notification to the client with the following structure:</text:p>
      <text:p text:style-name="Standard"/>
      <text:p text:style-name="P18">[NUMERIC_RESPONSE] [COMMAND_TOKEN] [INFORMATION/PARAMETERS]</text:p>
      <text:p text:style-name="P3"/>
      <text:p text:style-name="Standard">Each command will be terminated by a ‘\n’ newline. When the server have to notify client about Asterisk Events, it will send an XML formatted object. </text:p>
      <text:p text:style-name="P3"/>
      <text:p text:style-name="Standard">So, when the client receive a message that not begin with a [NUMERIC_RESPONSE] part, it should consider it like XML message (see below for example).</text:p>
      <text:p text:style-name="P3"/>
      <text:h text:style-name="P77" text:outline-level="4">Client / Server Protocol</text:h>
      <text:p text:style-name="P3"/>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47">AstCTIServer</text:p>
          </table:table-cell>
          <table:table-cell table:style-name="Tabella3.A1" office:value-type="string">
            <text:p text:style-name="P47">Dir</text:p>
          </table:table-cell>
          <table:table-cell table:style-name="Tabella3.A1" office:value-type="string">
            <text:p text:style-name="P47">AstCTIClient</text:p>
          </table:table-cell>
          <table:table-cell table:style-name="Tabella3.D1" office:value-type="string">
            <text:p text:style-name="P47">Description</text:p>
          </table:table-cell>
        </table:table-row>
        <table:table-row table:style-name="Tabella3.2">
          <table:table-cell table:style-name="Tabella3.A2" table:number-columns-spanned="4" office:value-type="string">
            <text:p text:style-name="P1">Handshake and authentication</text:p>
          </table:table-cell>
          <table:covered-table-cell/>
          <table:covered-table-cell/>
          <table:covered-table-cell/>
        </table:table-row>
        <table:table-row table:style-name="Tabella3.1">
          <table:table-cell table:style-name="Tabella3.A3" office:value-type="string">
            <text:p text:style-name="P43">100 WELCOME</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This will begin the handshake process</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CMPR</text:p>
          </table:table-cell>
          <table:table-cell table:style-name="Tabella3.D3" office:value-type="string">
            <text:p text:style-name="P1">The Client requests compression level for further communication</text:p>
          </table:table-cell>
        </table:table-row>
        <table:table-row table:style-name="Tabella3.1">
          <table:table-cell table:style-name="Tabella3.A5" office:value-type="string">
            <text:p text:style-name="P43">103 [level]</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43"/>
          </table:table-cell>
          <table:table-cell table:style-name="Tabella3.A5" office:value-type="string">
            <text:p text:style-name="P43">←</text:p>
          </table:table-cell>
          <table:table-cell table:style-name="Tabella3.A5" office:value-type="string">
            <text:p text:style-name="P43">USER [username]</text:p>
          </table:table-cell>
          <table:table-cell table:style-name="Tabella3.D5" office:value-type="string">
            <text:p text:style-name="P1">The Client sends the Username and wait for a response</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If the Command has completed successfully on server</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If the Command has not successfully completed on serve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SS [md5pass]</text:p>
          </table:table-cell>
          <table:table-cell table:style-name="Tabella3.D3" office:value-type="string">
            <text:p text:style-name="P1">The client sends an md5 encrypted password to the server</text:p>
          </table:table-cell>
        </table:table-row>
        <table:table-row table:style-name="Tabella3.1">
          <table:table-cell table:style-name="Tabella3.A3" office:value-type="string">
            <text:p text:style-name="P43">102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The server authenticated the client successfully. The AsteriskCTI Server should dynamically add the extension associated with the client on all services configured</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If the Command has not successfully completed on server.</text:p>
          </table:table-cell>
        </table:table-row>
        <table:table-row table:style-name="Tabella3.1">
          <table:table-cell table:style-name="Tabella3.A5" office:value-type="string">
            <text:p text:style-name="P43"/>
          </table:table-cell>
          <table:table-cell table:style-name="Tabella3.A5" office:value-type="string">
            <text:p text:style-name="P43">←</text:p>
          </table:table-cell>
          <table:table-cell table:style-name="Tabella3.A5" office:value-type="string">
            <text:p text:style-name="P43">KEEP</text:p>
          </table:table-cell>
          <table:table-cell table:style-name="Tabella3.D5" office:value-type="string">
            <text:p text:style-name="P1">The Client requests the interval in which to send</text:p>
            <text:p text:style-name="P1">keep-alive messages</text:p>
          </table:table-cell>
        </table:table-row>
        <table:table-row table:style-name="Tabella3.1">
          <table:table-cell table:style-name="Tabella3.A5" office:value-type="string">
            <text:p text:style-name="P43">104 [time]</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The server sends the maximum time (in</text:p>
            <text:p text:style-name="P1"><text:change-start text:change-id="ct190812832"/>milliseconds<text:change-end text:change-id="ct190812832"/><text:change text:change-id="ct176912576"/>) it will wait in idle state before<text:change text:change-id="ct178695336"/>terminating the connection</text:p>
          </table:table-cell>
        </table:table-row>
        <table:table-row table:style-name="Tabella3.1">
          <table:table-cell table:style-name="Tabella3.A14" table:number-columns-spanned="4" office:value-type="string">
            <text:p text:style-name="P58">Mac Address</text:p>
          </table:table-cell>
          <table:covered-table-cell/>
          <table:covered-table-cell/>
          <table:covered-table-cell/>
        </table:table-row>
        <table:table-row table:style-name="Tabella3.1">
          <table:table-cell table:style-name="Tabella3.A5" office:value-type="string">
            <text:p text:style-name="P43"/>
          </table:table-cell>
          <table:table-cell table:style-name="Tabella3.A5" office:value-type="string">
            <text:p text:style-name="P43">←</text:p>
          </table:table-cell>
          <table:table-cell table:style-name="Tabella3.A5" office:value-type="string">
            <text:p text:style-name="P43">MAC [00:00:00:00:00:00]</text:p>
          </table:table-cell>
          <table:table-cell table:style-name="Tabella3.D5" office:value-type="string">
            <text:p text:style-name="P1">The client notifies the AsteriskCTI server about the MAC address of the seat.</text:p>
          </table:table-cell>
        </table:table-row>
        <table:table-row table:style-name="Tabella3.1">
          <table:table-cell table:style-name="Tabella3.A5" office:value-type="string">
            <text:p text:style-name="P43">100 OK [IDENTIFIER]</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If the Command has completed successfully on server, the local identifier is sent</text:p>
          </table:table-cell>
        </table:table-row>
        <table:table-row table:style-name="Tabella3.1">
          <table:table-cell table:style-name="Tabella3.A5" office:value-type="string">
            <text:p text:style-name="P43">101 KO [reason]</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If the Command has not successfully completed on server.</text:p>
          </table:table-cell>
        </table:table-row>
        <text:soft-page-break/>
        <table:table-row table:style-name="Tabella3.1">
          <table:table-cell table:style-name="Tabella3.A14" table:number-columns-spanned="4" office:value-type="string">
            <text:p text:style-name="P58">Operating System</text:p>
          </table:table-cell>
          <table:covered-table-cell/>
          <table:covered-table-cell/>
          <table:covered-table-cell/>
        </table:table-row>
        <table:table-row table:style-name="Tabella3.1">
          <table:table-cell table:style-name="Tabella3.A5" office:value-type="string">
            <text:p text:style-name="P43"/>
          </table:table-cell>
          <table:table-cell table:style-name="Tabella3.A5" office:value-type="string">
            <text:p text:style-name="P43">←</text:p>
          </table:table-cell>
          <table:table-cell table:style-name="Tabella3.A5" office:value-type="string">
            <text:p text:style-name="P43">OSTYPE [LIN | MAC | WIN]</text:p>
          </table:table-cell>
          <table:table-cell table:style-name="Tabella3.D5" office:value-type="string">
            <text:p text:style-name="P1">The AsteriskCTI Client notifies the server about it's host operating system</text:p>
          </table:table-cell>
        </table:table-row>
        <table:table-row table:style-name="Tabella3.1">
          <table:table-cell table:style-name="Tabella3.A5" office:value-type="string">
            <text:p text:style-name="P43">100 OK</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If the Command has completed successfully on server</text:p>
          </table:table-cell>
        </table:table-row>
        <table:table-row table:style-name="Tabella3.1">
          <table:table-cell table:style-name="Tabella3.A5" office:value-type="string">
            <text:p text:style-name="P43">101 KO [reason]</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If the Command has not successfully completed on server.</text:p>
          </table:table-cell>
        </table:table-row>
        <table:table-row table:style-name="Tabella3.1">
          <table:table-cell table:style-name="Tabella3.A2" table:number-columns-spanned="4" office:value-type="string">
            <text:p text:style-name="P1">Disconnection</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QUIT</text:p>
          </table:table-cell>
          <table:table-cell table:style-name="Tabella3.D3" office:value-type="string">
            <text:p text:style-name="P1">The Client sends a disconnect command. </text:p>
          </table:table-cell>
        </table:table-row>
        <table:table-row table:style-name="Tabella3.1">
          <table:table-cell table:style-name="Tabella3.A3" office:value-type="string">
            <text:p text:style-name="P43">9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The Server sends this response and then closes the TCP connection</text:p>
          </table:table-cell>
        </table:table-row>
        <table:table-row table:style-name="Tabella3.1">
          <table:table-cell table:style-name="Tabella3.A25" table:number-columns-spanned="4" office:value-type="string">
            <text:p text:style-name="P1">Keepalive</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NOOP</text:p>
          </table:table-cell>
          <table:table-cell table:style-name="Tabella3.D3" office:value-type="string">
            <text:p text:style-name="P1">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This is sent before the AsteriskCTI Server closes the connection to the client.</text:p>
            <text:p text:style-name="Nessuna_20_spaziatura"/>
          </table:table-cell>
        </table:table-row>
        <table:table-row table:style-name="Tabella3.1">
          <table:table-cell table:style-name="Tabella3.A25" table:number-columns-spanned="4" office:value-type="string">
            <text:p text:style-name="P1">Originate (let the client originate a call from asterisk server)</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ORIG exten|cntxt|prio</text:p>
          </table:table-cell>
          <table:table-cell table:style-name="Tabella3.D3" office:value-type="string">
            <text:p text:style-name="P1">The client asks the AsteriskCTI server to generate an Originate command on the Asterisk Server. The Originate command needs to know Extension (exten=number to call) on the specified context (cntxt) with the specified priority (usually 1)</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If the AsteriskCTI server successfully sent data to asterisk server.</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If some parameter is missing or unsuccessful communication with asterisk server.</text:p>
          </table:table-cell>
        </table:table-row>
        <table:table-row table:style-name="Tabella3.1">
          <table:table-cell table:style-name="Tabella3.A25" table:number-columns-spanned="4" office:value-type="string">
            <text:p text:style-name="P1">Services and queues </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SERVICES </text:p>
          </table:table-cell>
          <table:table-cell table:style-name="Tabella3.D3" office:value-type="string">
            <text:p text:style-name="P1">AsteriskCTI Client asks for it's available services</text:p>
          </table:table-cell>
        </table:table-row>
        <table:table-row table:style-name="Tabella3.1">
          <table:table-cell table:style-name="Tabella3.A5" office:value-type="string">
            <text:p text:style-name="P43">200 service-name service-context [inbound|outbound]</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AsteriskCTI Server will send the list of services, one at a time. Each item received by the client will contain service name, context and the type of the context (inbound/outbound)</text:p>
          </table:table-cell>
        </table:table-row>
        <table:table-row table:style-name="Tabella3.1">
          <table:table-cell table:style-name="Tabella3.A5" office:value-type="string">
            <text:p text:style-name="P43">201 eof</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This means that the services list is at an end</text:p>
          </table:table-cell>
        </table:table-row>
        <table:table-row table:style-name="Tabella3.1">
          <table:table-cell table:style-name="Tabella3.A5" office:value-type="string">
            <text:p text:style-name="P43"/>
          </table:table-cell>
          <table:table-cell table:style-name="Tabella3.A5" office:value-type="string">
            <text:p text:style-name="P43"/>
          </table:table-cell>
          <table:table-cell table:style-name="Tabella3.A5" office:value-type="string">
            <text:p text:style-name="P43">QUEUES</text:p>
          </table:table-cell>
          <table:table-cell table:style-name="Tabella3.D5" office:value-type="string">
            <text:p text:style-name="P1"/>
          </table:table-cell>
        </table:table-row>
        <table:table-row table:style-name="Tabella3.1">
          <table:table-cell table:style-name="Tabella3.A5" office:value-type="string">
            <text:p text:style-name="P43">202 [queue-name]</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AsteriskCTI Server notifies the client that it is available/unavailable on a specified queue (service).</text:p>
          </table:table-cell>
        </table:table-row>
        <table:table-row table:style-name="Tabella3.1">
          <table:table-cell table:style-name="Tabella3.A5" office:value-type="string">
            <text:p text:style-name="P43">203 eof</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This means that the queues list is at the end</text:p>
          </table:table-cell>
        </table:table-row>
        <table:table-row table:style-name="Tabella3.1">
          <table:table-cell table:style-name="Tabella3.A25" table:number-columns-spanned="4" office:value-type="string">
            <text:p text:style-name="P1">Pause requests / responses</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IN</text:p>
          </table:table-cell>
          <table:table-cell table:style-name="Tabella3.D3" office:value-type="string">
            <text:p text:style-name="P1">AsteriskCTI Client requests a pause</text:p>
          </table:table-cell>
        </table:table-row>
        <table:table-row table:style-name="Tabella3.1">
          <table:table-cell table:style-name="Tabella3.A3" office:value-type="string">
            <text:p text:style-name="P43">301 PAUSE PENDING</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AsteriskCTI Server have submitted pause request to AMI. </text:p>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Pause confirmed</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There was an erro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OUT</text:p>
          </table:table-cell>
          <table:table-cell table:style-name="Tabella3.D3" office:value-type="string">
            <text:p text:style-name="P1"/>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Out of pause</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1">There was an error</text:p>
          </table:table-cell>
        </table:table-row>
        <text:soft-page-break/>
        <table:table-row table:style-name="Tabella3.47">
          <table:table-cell table:style-name="Tabella3.A25" table:number-columns-spanned="4" office:value-type="string">
            <text:p text:style-name="P57">Other commands</text:p>
          </table:table-cell>
          <table:covered-table-cell/>
          <table:covered-table-cell/>
          <table:covered-table-cell/>
        </table:table-row>
        <table:table-row table:style-name="Tabella3.1">
          <table:table-cell table:style-name="Tabella3.A5" office:value-type="string">
            <text:p text:style-name="P43"/>
          </table:table-cell>
          <table:table-cell table:style-name="Tabella3.A5" office:value-type="string">
            <text:p text:style-name="P43">←</text:p>
          </table:table-cell>
          <table:table-cell table:style-name="Tabella3.A5" office:value-type="string">
            <text:p text:style-name="P43">IDEN</text:p>
          </table:table-cell>
          <table:table-cell table:style-name="Tabella3.D5" office:value-type="string">
            <text:p text:style-name="P1">Get the local identifier</text:p>
          </table:table-cell>
        </table:table-row>
        <table:table-row table:style-name="Tabella3.1">
          <table:table-cell table:style-name="Tabella3.A5" office:value-type="string">
            <text:p text:style-name="P43">100 OK [identifier]</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1">The local identifier is sent</text:p>
          </table:table-cell>
        </table:table-row>
        <table:table-row table:style-name="Tabella3.1">
          <table:table-cell table:style-name="Tabella3.A5" office:value-type="string">
            <text:p text:style-name="P43">101 KO [reason]</text:p>
          </table:table-cell>
          <table:table-cell table:style-name="Tabella3.A5" office:value-type="string">
            <text:p text:style-name="P43"/>
          </table:table-cell>
          <table:table-cell table:style-name="Tabella3.A5" office:value-type="string">
            <text:p text:style-name="P43"/>
          </table:table-cell>
          <table:table-cell table:style-name="Tabella3.D5" office:value-type="string">
            <text:p text:style-name="P1">If the Command has not successfully completed on server.</text:p>
          </table:table-cell>
        </table:table-row>
      </table:table>
      <text:p text:style-name="Standard"/>
      <text:h text:style-name="P77" text:outline-level="4">Structure of XML Event </text:h>
      <text:p text:style-name="Standard">The XML Events are structured as following:</text:p>
      <text:p text:style-name="P53"/>
      <text:p text:style-name="P54">&lt;event id=""&gt;</text:p>
      <text:p text:style-name="P54"><text:tab/>&lt;call&gt;</text:p>
      <text:p text:style-name="P54"><text:tab/><text:tab/>&lt;uniqueid&gt;[asterisk call uniqueid]&lt;/uniqueid&gt;</text:p>
      <text:p text:style-name="P54"><text:tab/> <text:s/><text:tab/>&lt;channel&gt;[channel of the event]&lt;/channel&gt;</text:p>
      <text:p text:style-name="P54"><text:tab/><text:tab/>&lt;calleridnum&gt;[callerid]&lt;/calleridnum&gt;</text:p>
      <text:p text:style-name="P54"><text:tab/><text:tab/>&lt;calleridname&gt;[callername]&lt;/calleridname&gt;</text:p>
      <text:p text:style-name="P54"><text:tab/><text:tab/>&lt;context&gt;[context of the call]&lt;/context&gt;</text:p>
      <text:p text:style-name="P54"><text:tab/><text:tab/>&lt;appdata&gt;</text:p>
      <text:p text:style-name="P54"><text:tab/> <text:s/><text:tab/><text:tab/>&lt;data key="[key-of-appdata]"&gt;[value-of-appdata]&lt;/data&gt;</text:p>
      <text:p text:style-name="P54"><text:tab/><text:tab/>&lt;/appdata&gt;</text:p>
      <text:p text:style-name="P54"><text:tab/><text:tab/>&lt;state&gt;[channel state]&lt;/state&gt;</text:p>
      <text:p text:style-name="P54"><text:tab/>&lt;/call&gt;</text:p>
      <text:p text:style-name="P54">&lt;/event&gt;</text:p>
      <text:p text:style-name="P52"/>
      <text:p text:style-name="Standard">Example:</text:p>
      <text:p text:style-name="P53"/>
      <text:p text:style-name="P54">&lt;event id="Newchannel"&gt;</text:p>
      <text:p text:style-name="P54"><text:tab/>&lt;call&gt;</text:p>
      <text:p text:style-name="P54"><text:tab/><text:tab/>&lt;uniqueid&gt;1094154427.10&lt;/uniqueid&gt;</text:p>
      <text:p text:style-name="P54"><text:tab/> <text:s/><text:tab/>&lt;channel&gt;SIP/101-3f3f &lt;/channel&gt;</text:p>
      <text:p text:style-name="P54"><text:tab/><text:tab/>&lt;calleridnum&gt;102&lt;/calleridnum&gt;</text:p>
      <text:p text:style-name="P54"><text:tab/><text:tab/>&lt;calleridname&gt;Demo 2&lt;/calleridname&gt;</text:p>
      <text:p text:style-name="P54"><text:tab/><text:tab/>&lt;context&gt;asteriskcti-demo&lt;/context&gt;</text:p>
      <text:p text:style-name="P54"><text:tab/><text:tab/>&lt;appdata&gt;</text:p>
      <text:p text:style-name="P54"><text:tab/> <text:s/><text:tab/><text:tab/>&lt;data key=""&gt;&lt;/data&gt;</text:p>
      <text:p text:style-name="P54"><text:tab/><text:tab/>&lt;/appdata&gt;</text:p>
      <text:p text:style-name="P54"><text:tab/><text:tab/>&lt;state&gt;Ringing&lt;/state&gt;</text:p>
      <text:p text:style-name="P54"><text:tab/>&lt;/call&gt;</text:p>
      <text:p text:style-name="P54">&lt;/event&gt;</text:p>
      <text:p text:style-name="Standard"/>
      <text:h text:style-name="P75" text:outline-level="3">AsteriskCTI Client </text:h>
      <text:p text:style-name="P33"><text:tab/>AsteriskCTI Client is a desktop application that will perform the actual CTI functions: it will connect to AsteriskCTI Server and will receive notifications about caller, service and application to start.</text:p>
      <text:p text:style-name="P33"><text:s/>It's key features:</text:p>
      <text:list xml:id="list525819321" text:style-name="L2">
        <text:list-item>
          <text:p text:style-name="P68">Multiplatform software - This application should be able to compile and run on Windows<text:span text:style-name="T4">®</text:span><text:span text:style-name="T3">, GNU/Linux, Apple MacOS X</text:span><text:span text:style-name="T4">®. Using QT framework, it's theoretically also possible to have the CTI Client running on mobile devices.</text:span></text:p>
        </text:list-item>
        <text:list-item>
          <text:p text:style-name="P69">Internationalization – The client should give support to various translations. The GUI should be able to render various international character sets and translations.</text:p>
        </text:list-item>
        <text:list-item>
          <text:p text:style-name="P68">Easy To Use – The Client <text:change-start text:change-id="ct176001040"/>Graphical <text:change-end text:change-id="ct176001040"/>User Interface should show immediately the basic actions, like Login, Pause, Configuration. An Icon in the tray area will be the way to hide/show the application, and leave the desktop free for other applications.</text:p>
        </text:list-item>
        <text:list-item>
          <text:p text:style-name="P68">Integrated web browser – The application will have it's own easy web browser. Where<text:change-start text:change-id="ct176031720"/> <text:change-end text:change-id="ct176031720"/>special features like Flash<text:span text:style-name="T4">®</text:span> plugin or Java<text:span text:style-name="T4">®</text:span> plugin are not needed , a simple web browser can be the right choice to show web enabled contents.</text:p>
        </text:list-item>
        <text:list-item>
          <text:p text:style-name="P68">Multiple visual layouts in order to support different usage cases.</text:p>
        </text:list-item>
      </text:list>
      <text:h text:style-name="P81" text:outline-level="4"><text:soft-page-break/>Call center operators</text:h>
      <text:p text:style-name="P34">This should be a minimalistic layout in which user will, for the most part, be guided by predefined services.</text:p>
      <text:p text:style-name="P34"/>
      <text:p text:style-name="P24"><draw:frame draw:style-name="fr4" draw:name="immagini5" text:anchor-type="paragraph" svg:width="7.925cm" svg:height="3.882cm" draw:z-index="1"><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0" text:outline-level="4">PBX operators</text:h>
      <text:p text:style-name="P34">This layout should allow users to easily manipulate high amount of incoming calls, with the ability to place, answer, transfer, park and hold calls. All functions should be accessible by keyboard as well as mouse.</text:p>
      <text:p text:style-name="P34"/>
      <text:p text:style-name="P35">Figure 4 – GUI basic design for the AsteriskCTI Client – PBX operators</text:p>
      <text:p text:style-name="P34"/>
      <text:p text:style-name="P34">The client should also be able to work in “telecommuter mode”, meaning it can use another extension when answering and placing calls.</text:p>
      <text:p text:style-name="P34"/>
      <text:p text:style-name="P34">The main window should be split into several areas:</text:p>
      <text:p text:style-name="P34"/>
      <text:list xml:id="list445165894" text:style-name="L3">
        <text:list-item>
          <text:p text:style-name="P64">Currently active calls<text:line-break/>Operator should be able to answer any call from the list and easily switch between calls</text:p>
        </text:list-item>
        <text:list-item>
          <text:p text:style-name="P64">Busy lamp field<text:line-break/>Operator should be able to see the status (free, busy, unavailable, do-not-disturb) of particular extensions. This area can also be used for a quick call or transfer to desired extension.</text:p>
        </text:list-item>
        <text:list-item>
          <text:p text:style-name="P64">Speed dial<text:line-break/>The list of most commonly used numbers for quick dialing.</text:p>
        </text:list-item>
        <text:list-item>
          <text:p text:style-name="P64">Park area<text:line-break/>This area should display parking slots with ability to easily park and unpark calls.</text:p>
        </text:list-item>
      </text:list>
      <text:p text:style-name="P10"/>
      <text:h text:style-name="P80" text:outline-level="4">Office users</text:h>
      <text:p text:style-name="P34"><text:soft-page-break/>This layout should allow users to control their own telephone. Users should be able to place, answer, transfer, park and hold calls, listen to voice mail, record conversations, view call logs.</text:p>
      <text:p text:style-name="P34"/>
      <text:p text:style-name="P35">Figure 5 – GUI basic design for the AsteriskCTI Client – Office users</text:p>
      <text:p text:style-name="P34"/>
      <text:p text:style-name="P34">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34"/>
      <text:p text:style-name="P34">Contact list of some kind should be provided, preferably via LDAP. Another desirable feature is integration with popular PIM software, such as Microsoft<text:span text:style-name="T9">®</text:span> Outlook<text:span text:style-name="T9">®</text:span> and Thunderbird<text:span text:style-name="T9">®</text:span>.</text:p>
      <text:p text:style-name="Standard"/>
      <text:h text:style-name="P76" text:outline-level="3">AsteriskCTI Configurator</text:h>
      <text:h text:style-name="P77"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88391104" text:style-name="WW8Num5">
        <text:list-item>
          <text:p text:style-name="P67">AsteriskCTI Manager Users</text:p>
        </text:list-item>
        <text:list-item>
          <text:p text:style-name="P67">Edit Operators</text:p>
        </text:list-item>
        <text:list-item>
          <text:p text:style-name="P67">Add Variables</text:p>
        </text:list-item>
        <text:list-item>
          <text:p text:style-name="P67">Services management</text:p>
        </text:list-item>
      </text:list>
      <text:p text:style-name="P36"/>
      <text:p text:style-name="P48">Main screen should have a Menubar to access main application modules. </text:p>
      <text:p text:style-name="P48"/>
      <text:p text:style-name="P48">Each management section should be composed of listviews to list entries that are already present and forms to manage entries fields. Toolbars and menus should be provided to access main functions such as “add”, “remove”, “edit”.</text:p>
      <text:p text:style-name="P48"/>
      <text:p text:style-name="P48">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48"/>
      <text:p text:style-name="P48">Form's fields should be always checked for their type: alphanumeric data shouldn't be admitted in numeric fields, date fields should contains date and shouldn't be editable by hand etc. etc.</text:p>
      <text:p text:style-name="P48"/>
      <text:p text:style-name="P48">A menu should be provided to apply configuration from AsteriskCTI Configurator environment to production environment.</text:p>
      <text:p text:style-name="P48"/>
      <text:h text:style-name="P78" text:outline-level="4"><text:s/>Login / Logout</text:h>
      <text:p text:style-name="P22">As said before, we can have one or more users that may need to access AsteriskCTI Configurator. </text:p>
      <text:p text:style-name="P22">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22"/>
      <text:p text:style-name="P22"/>
      <text:p text:style-name="P22"/>
      <text:h text:style-name="P79" text:outline-level="4"><text:s/>Manager Users</text:h>
      <text:p text:style-name="P22"><text:soft-page-break/>Manager users' information should be stored in a separate MySQL table. This information should include, at minimum, “full name”, “userid”, “password”, “creation date”, “enabled”.</text:p>
      <text:p text:style-name="P22">User's login should be checked against userid and password from the manager users table.</text:p>
      <text:p text:style-name="P22"/>
      <text:h text:style-name="P78" text:outline-level="4"><text:s/>Operators</text:h>
      <text:p text:style-name="Standard">This view should contain the list of call center operators. Each operator </text:p>
      <text:h text:style-name="P78"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7">extensions.conf</text:span><text:span text:style-name="T6">:</text:span></text:p>
      <text:p text:style-name="Standard"/>
      <text:p text:style-name="P26">[astcti-service]</text:p>
      <text:p text:style-name="P26">exten =&gt; 101,1,Answer()</text:p>
      <text:p text:style-name="P26">exten =&gt; 101,2,Read(cdata|/var/lib/asterisk/sounds/astctidemo/enter_five_digits|5|)</text:p>
      <text:p text:style-name="P26">exten =&gt; 101,3,Set(customer_id=${cdata})</text:p>
      <text:p text:style-name="P26">exten =&gt; 101,4,Queue(astcti-queue|htw|||60);</text:p>
      <text:p text:style-name="P26">exten =&gt; 101,5,Hangup()</text:p>
      <text:p text:style-name="P26"/>
      <text:p text:style-name="Text_20_body"/>
      <text:h text:style-name="P78" text:outline-level="4"><text:s/>Services</text:h>
      <text:p text:style-name="P23">This view should let the manager user manage AsteriskCTI Services. From here, managers can add, modify or delete services.</text:p>
      <text:p text:style-name="P23"/>
      <text:p text:style-name="Standard"/>
      <text:p text:style-name="Standard"/>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21"><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8</text:page-number></text:span> of <text:span text:style-name="MT2"><text:page-count>18</text:page-count></text:span></text:p>
            </table:table-cell>
            <table:table-cell office:value-type="string">
              <text:p text:style-name="MP5">Rev. <text:span text:style-name="MT2"><text:editing-cycles>114</text:editing-cycles></text:span></text:p>
            </table:table-cell>
            <table:table-cell office:value-type="string">
              <text:p text:style-name="MP6">Last Save by <text:span text:style-name="MT2"><text:creator>Bruno Salzano</text:creator></text:span> on <text:span text:style-name="MT2"><text:modification-date style:data-style-name="N84">2009-10-18</text:modification-date></text:span><text:span text:style-name="MT2"> </text:span><text:span text:style-name="MT2"><text:modification-time style:data-style-name="N40">10:57</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10-18T10:57:27</dc:date>
    <meta:print-date>2009-01-06T16:23:00</meta:print-date>
    <meta:editing-cycles>114</meta:editing-cycles>
    <meta:editing-duration>PT48H30M46S</meta:editing-duration>
    <meta:generator>OpenOffice.org/3.1$Linux OpenOffice.org_project/310m19$Build-9420</meta:generator>
    <meta:document-statistic meta:table-count="6" meta:image-count="5" meta:object-count="0" meta:page-count="18" meta:paragraph-count="538" meta:word-count="5250" meta:character-count="33532"/>
    <meta:user-defined meta:name="Info 2"/>
    <meta:user-defined meta:name="Info 3"/>
    <meta:user-defined meta:name="Info 4"/>
    <meta:user-defined meta:name="Progetto">AsteriskCTI</meta:user-defined>
  </office:meta>
</office:document-meta>
</file>